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12121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6142in" svg:y="3.9472in">
            <draw:object draw:notify-on-update-of-ranges="Sheet1.G2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8.5528in" svg:y="0.4079in">
            <draw:object draw:notify-on-update-of-ranges="Sheet1.B2:Sheet1.B6 Sheet1.C2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CAP</text:p>
          </table:table-cell>
          <table:table-cell office:value-type="string" calcext:value-type="string">
            <text:p>Z peak</text:p>
          </table:table-cell>
          <table:table-cell office:value-type="string" calcext:value-type="string">
            <text:p>Z offpeak</text:p>
          </table:table-cell>
          <table:table-cell office:value-type="string" calcext:value-type="string">
            <text:p>benefit peak</text:p>
          </table:table-cell>
          <table:table-cell office:value-type="string" calcext:value-type="string">
            <text:p>benefit off peak</text:p>
          </table:table-cell>
          <table:table-cell office:value-type="string" calcext:value-type="string">
            <text:p>SW peak</text:p>
          </table:table-cell>
          <table:table-cell office:value-type="string" calcext:value-type="string">
            <text:p>SW offpeak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-55.06" calcext:value-type="float">
            <text:p>-55.06</text:p>
          </table:table-cell>
          <table:table-cell office:value-type="float" office:value="-47.41" calcext:value-type="float">
            <text:p>-47.41</text:p>
          </table:table-cell>
          <table:table-cell office:value-type="float" office:value="30.594" calcext:value-type="float">
            <text:p>30.594</text:p>
          </table:table-cell>
          <table:table-cell office:value-type="float" office:value="10.4" calcext:value-type="float">
            <text:p>10.4</text:p>
          </table:table-cell>
          <table:table-cell office:value-type="float" office:value="4787.44" calcext:value-type="float">
            <text:p>4787.44</text:p>
          </table:table-cell>
          <table:table-cell office:value-type="float" office:value="303.058" calcext:value-type="float">
            <text:p>303.05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35.06" calcext:value-type="float">
            <text:p>-35.06</text:p>
          </table:table-cell>
          <table:table-cell office:value-type="float" office:value="-30.9" calcext:value-type="float">
            <text:p>-30.9</text:p>
          </table:table-cell>
          <table:table-cell office:value-type="float" office:value="34.594" calcext:value-type="float">
            <text:p>34.594</text:p>
          </table:table-cell>
          <table:table-cell office:value-type="float" office:value="11.43" calcext:value-type="float">
            <text:p>11.43</text:p>
          </table:table-cell>
          <table:table-cell office:value-type="float" office:value="8367.76" calcext:value-type="float">
            <text:p>8367.76</text:p>
          </table:table-cell>
          <table:table-cell office:value-type="float" office:value="302.973" calcext:value-type="float">
            <text:p>302.97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-15.06" calcext:value-type="float">
            <text:p>-15.06</text:p>
          </table:table-cell>
          <table:table-cell office:value-type="float" office:value="-14.39" calcext:value-type="float">
            <text:p>-14.39</text:p>
          </table:table-cell>
          <table:table-cell office:value-type="float" office:value="38.594" calcext:value-type="float">
            <text:p>38.594</text:p>
          </table:table-cell>
          <table:table-cell office:value-type="float" office:value="12.38" calcext:value-type="float">
            <text:p>12.38</text:p>
          </table:table-cell>
          <table:table-cell office:value-type="float" office:value="12873.4" calcext:value-type="float">
            <text:p>12873.4</text:p>
          </table:table-cell>
          <table:table-cell office:value-type="float" office:value="302.924" calcext:value-type="float">
            <text:p>302.92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.94" calcext:value-type="float">
            <text:p>4.94</text:p>
          </table:table-cell>
          <table:table-cell office:value-type="float" office:value="2.13" calcext:value-type="float">
            <text:p>2.13</text:p>
          </table:table-cell>
          <table:table-cell office:value-type="float" office:value="42.594" calcext:value-type="float">
            <text:p>42.594</text:p>
          </table:table-cell>
          <table:table-cell office:value-type="float" office:value="13.24" calcext:value-type="float">
            <text:p>13.24</text:p>
          </table:table-cell>
          <table:table-cell office:value-type="float" office:value="18011.4" calcext:value-type="float">
            <text:p>18011.4</text:p>
          </table:table-cell>
          <table:table-cell office:value-type="float" office:value="302.911" calcext:value-type="float">
            <text:p>302.91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4.94" calcext:value-type="float">
            <text:p>24.94</text:p>
          </table:table-cell>
          <table:table-cell office:value-type="float" office:value="18.64" calcext:value-type="float">
            <text:p>18.64</text:p>
          </table:table-cell>
          <table:table-cell office:value-type="float" office:value="46.594" calcext:value-type="float">
            <text:p>46.594</text:p>
          </table:table-cell>
          <table:table-cell office:value-type="float" office:value="14.03" calcext:value-type="float">
            <text:p>14.03</text:p>
          </table:table-cell>
          <table:table-cell office:value-type="float" office:value="23785" calcext:value-type="float">
            <text:p>23785</text:p>
          </table:table-cell>
          <table:table-cell office:value-type="float" office:value="302.933" calcext:value-type="float">
            <text:p>302.933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NOCAP</text:p>
          </table:table-cell>
          <table:table-cell office:value-type="string" calcext:value-type="string">
            <text:p>Z peak</text:p>
          </table:table-cell>
          <table:table-cell office:value-type="string" calcext:value-type="string">
            <text:p>Z offpeak</text:p>
          </table:table-cell>
          <table:table-cell office:value-type="string" calcext:value-type="string">
            <text:p>benefit peak</text:p>
          </table:table-cell>
          <table:table-cell office:value-type="string" calcext:value-type="string">
            <text:p>benefit off peak</text:p>
          </table:table-cell>
          <table:table-cell office:value-type="string" calcext:value-type="string">
            <text:p>SW peak</text:p>
          </table:table-cell>
          <table:table-cell office:value-type="string" calcext:value-type="string">
            <text:p>SW offpeak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9.24" calcext:value-type="float">
            <text:p>59.24</text:p>
          </table:table-cell>
          <table:table-cell office:value-type="float" office:value="-64.88" calcext:value-type="float">
            <text:p>-64.88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-47.41" calcext:value-type="float">
            <text:p>-47.41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-30.89" calcext:value-type="float">
            <text:p>-30.89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-14.38" calcext:value-type="float">
            <text:p>-14.38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.12" calcext:value-type="float">
            <text:p>2.12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18.64" calcext:value-type="float">
            <text:p>18.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: <text:s text:c="5"/>Zpeak <text:s text:c="4"/>Zoffpeak <text:s text:c="3"/>pbenpeak <text:s text:c="2"/>pbenoff <text:s text:c="4"/>swpeak <text:s text:c="4"/>swoff <text:s text:c="4"/>:=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20 <text:s text:c="4"/>59.2457 <text:s text:c="2"/>-64.8869 <text:s text:c="4"/>25.02 <text:s text:c="5"/>9.33519 <text:s text:c="3"/>2245.99 <text:s text:c="2"/>303.146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40 <text:s text:c="4"/>90 <text:s text:c="7"/>-47.4127 <text:s text:c="4"/>78.2262 <text:s text:c="2"/>10.4026 <text:s text:c="4"/>5279.58 <text:s text:c="2"/>303.058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60 <text:s text:c="3"/>110 <text:s text:c="7"/>-30.8992 <text:s text:c="3"/>153.324 <text:s text:c="3"/>11.4292 <text:s text:c="4"/>9046.03 <text:s text:c="2"/>302.973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80 <text:s text:c="3"/>130 <text:s text:c="7"/>-14.3857 <text:s text:c="3"/>247.046 <text:s text:c="3"/>12.3763 <text:s text:c="3"/>13522.6 <text:s text:c="3"/>302.92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100 <text:s text:c="2"/>150 <text:s text:c="9"/>2.12787 <text:s text:c="2"/>358.718 <text:s text:c="3"/>13.2441 <text:s text:c="3"/>18621.9 <text:s text:c="3"/>302.91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120 <text:s text:c="2"/>170 <text:s text:c="8"/>18.6414 <text:s text:c="3"/>489.911 <text:s text:c="3"/>14.0324 <text:s text:c="3"/>24337.6 <text:s text:c="3"/>302.933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1:21:16.757626051</meta:creation-date>
    <dc:date>2020-09-30T11:53:45.604034090</dc:date>
    <meta:editing-duration>PT2M7S</meta:editing-duration>
    <meta:editing-cycles>2</meta:editing-cycles>
    <meta:generator>LibreOffice/6.4.2.2$Linux_X86_64 LibreOffice_project/40$Build-2</meta:generator>
    <meta:document-statistic meta:table-count="1" meta:cell-count="7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Sheet1.G2:Sheet1.G6" svg:x="0.32cm" svg:y="0.18cm" svg:width="12.481cm" svg:height="8.64cm">
          <chartooo:coordinate-region svg:x="1.603cm" svg:y="0.38cm" svg:width="11.10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3.058">
                <text:p>303.058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2.973">
                <text:p>302.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.924">
                <text:p>302.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.911">
                <text:p>302.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933">
                <text:p>302.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16cm" svg:y="3.954cm" style:legend-expansion="high" chart:style-name="ch2"/>
        <chart:plot-area chart:style-name="ch3" table:cell-range-address="Sheet1.B2:Sheet1.C6" chart:data-source-has-labels="row" svg:x="0.319cm" svg:y="0.18cm" svg:width="12.878cm" svg:height="8.645cm">
          <chartooo:coordinate-region svg:x="1.046cm" svg:y="0.379cm" svg:width="12.05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loext:label-string="peak" chart:class="chart:line">
            <chart:data-point chart:repeated="5"/>
          </chart:series>
          <chart:series chart:style-name="ch7" chart:values-cell-range-address="Sheet1.C2:Sheet1.C6" loext:label-string="offpeak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</text:p>
              </table:table-cell>
              <table:table-cell office:value-type="string">
                <text:p>offpe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5.06">
                <text:p>-55.06</text:p>
                <draw:g>
                  <svg:desc>Sheet1.B2:Sheet1.B6</svg:desc>
                </draw:g>
              </table:table-cell>
              <table:table-cell office:value-type="float" office:value="-47.41">
                <text:p>-47.41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.06">
                <text:p>-35.06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06">
                <text:p>-15.06</text:p>
              </table:table-cell>
              <table:table-cell office:value-type="float" office:value="-14.39">
                <text:p>-14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4">
                <text:p>4.9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94">
                <text:p>24.94</text:p>
              </table:table-cell>
              <table:table-cell office:value-type="float" office:value="18.64">
                <text:p>18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